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.368cm" fo:min-width="4.662cm"/>
    </style:style>
    <style:style style:name="gr2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2.27cm" fo:min-width="4.286cm" draw:shadow="hidden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2.75cm" fo:min-width="3.1cm"/>
    </style:style>
    <style:style style:name="gr4" style:family="graphic" style:parent-style-name="standard">
      <style:graphic-properties draw:textarea-horizontal-align="justify" draw:textarea-vertical-align="middle" draw:auto-grow-height="false" fo:min-height="2.95cm" fo:min-width="7.2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6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514cm" fo:min-width="4.348cm"/>
    </style:style>
    <style:style style:name="gr8" style:family="graphic" style:parent-style-name="standard">
      <style:graphic-properties draw:textarea-horizontal-align="justify" draw:textarea-vertical-align="middle" draw:auto-grow-height="false" fo:min-height="1.024cm" fo:min-width="1.83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5.35cm" fo:min-width="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 draw:opacity="98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7" draw:id="id7" draw:layer="layout" svg:width="7.3cm" svg:height="3.7cm" svg:x="2.7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7.6cm" svg:height="4cm" svg:x="10.1cm" svg:y="13.4cm">
          <text:p text:style-name="P1">Pobierz liczbę od</text:p>
          <text:p text:style-name="P1"><text:s/>użytkownik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7.2cm" svg:height="6cm" svg:x="1.6cm" svg:y="14.2cm">
          <text:p text:style-name="P1">Suma&lt;=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" draw:id="id6" draw:layer="layout" svg:width="7.7cm" svg:height="3.2cm" svg:x="2.4cm" svg:y="9.5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7cm" svg:height="2.2cm" svg:x="12cm" svg:y="20.3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8.8cm" svg:y1="17.2cm" svg:x2="11.05cm" svg:y2="15.4cm" draw:start-shape="id1" draw:start-glue-point="7" draw:end-shape="id2" draw:end-glue-point="9" svg:d="M8800 17200h651v-1800h1599" svg:viewBox="0 0 2251 1801">
          <text:p text:style-name="P1">TAK</text:p>
        </draw:connector>
        <draw:custom-shape draw:style-name="gr7" draw:text-style-name="P1" xml:id="id3" draw:id="id3" draw:layer="layout" svg:width="7.7cm" svg:height="2.8cm" svg:x="1.1cm" svg:y="26.1cm">
          <text:p text:style-name="P1">Wyprowadź sum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4" draw:layer="layout" svg:x1="1.6cm" svg:y1="17.2cm" svg:x2="4.95cm" svg:y2="26.1cm" draw:start-shape="id1" draw:start-glue-point="5" draw:end-shape="id3" draw:end-glue-point="5" svg:d="M1600 17200h-501v5951h3851v2949" svg:viewBox="0 0 3852 8901">
          <text:p text:style-name="P1">NIE</text:p>
        </draw:connector>
        <draw:custom-shape draw:style-name="gr8" draw:text-style-name="P1" xml:id="id8" draw:id="id8" draw:layer="layout" svg:width="3.3cm" svg:height="1.8cm" svg:x="12.7cm" svg:y="27.4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svg:x1="19cm" svg:y1="21.4cm" svg:x2="20.2cm" svg:y2="5.7cm" draw:start-shape="id4" draw:start-glue-point="1" draw:end-shape="id5" svg:d="M19000 21400h1701v-15700h-501" svg:viewBox="0 0 1702 15701">
          <text:p/>
        </draw:connector>
        <draw:custom-shape draw:style-name="gr10" draw:text-style-name="P5" xml:id="id5" draw:id="id5" draw:layer="layout" svg:width="7.5cm" svg:height="5.6cm" svg:x="12.7cm" svg:y="2.9cm">
          <text:p text:style-name="P1">Program pobiera liczby od</text:p>
          <text:p text:style-name="P1">użytkownika do momentu, </text:p>
          <text:p text:style-name="P1">kiedy ich suma przekroczy</text:p>
          <text:p text:style-name="P1">75.</text:p>
          <text:p text:style-name="P1">Na koniec wyprowadzana</text:p>
          <text:p text:style-name="P1"><text:s/>jest suma podanych liczb.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2.7cm" svg:y1="5.7cm" svg:x2="10.1cm" svg:y2="11.1cm" draw:start-shape="id5" draw:end-shape="id6" svg:d="M12700 5700l-2600 5400" svg:viewBox="0 0 2601 5401">
          <text:p/>
        </draw:connector>
        <draw:connector draw:style-name="gr9" draw:text-style-name="P4" draw:layer="layout" draw:type="line" svg:x1="6.35cm" svg:y1="5cm" svg:x2="6.25cm" svg:y2="9.5cm" draw:start-shape="id7" draw:end-shape="id6" svg:d="M6350 5000l-100 4500" svg:viewBox="0 0 101 4501">
          <text:p/>
        </draw:connector>
        <draw:connector draw:style-name="gr9" draw:text-style-name="P4" draw:layer="layout" draw:type="line" svg:x1="6.25cm" svg:y1="12.7cm" svg:x2="5.2cm" svg:y2="14.2cm" draw:start-shape="id6" draw:start-glue-point="2" draw:end-shape="id1" draw:end-glue-point="4" svg:d="M6250 12700l-1050 1500" svg:viewBox="0 0 1051 1501">
          <text:p/>
        </draw:connector>
        <draw:connector draw:style-name="gr9" draw:text-style-name="P4" draw:layer="layout" draw:type="line" svg:x1="7.838cm" svg:y1="27.5cm" svg:x2="12.7cm" svg:y2="28.3cm" draw:start-shape="id3" draw:start-glue-point="6" draw:end-shape="id8" draw:end-glue-point="6" svg:d="M7838 27500l4862 800" svg:viewBox="0 0 4863 801">
          <text:p/>
        </draw:connector>
        <draw:connector draw:style-name="gr9" draw:text-style-name="P4" draw:layer="layout" draw:type="line" svg:x1="13.9cm" svg:y1="17.4cm" svg:x2="15.5cm" svg:y2="20.3cm" draw:start-shape="id2" draw:start-glue-point="8" draw:end-shape="id4" svg:d="M13900 17400l1600 2900" svg:viewBox="0 0 1601 2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22:04.668680221</meta:creation-date>
    <dc:date>2018-09-27T07:54:41.805373131</dc:date>
    <meta:editing-duration>PT12M15S</meta:editing-duration>
    <meta:editing-cycles>3</meta:editing-cycles>
    <meta:generator>LibreOffice/6.0.3.2$Linux_X86_64 LibreOffice_project/00m0$Build-2</meta:generator>
    <meta:document-statistic meta:object-count="16"/>
  </office:meta>
</office:document-meta>
</file>